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7e7b" officeooo:paragraph-rsid="00137e7b"/>
    </style:style>
    <style:style style:name="P2" style:family="paragraph" style:parent-style-name="Standard">
      <style:text-properties officeooo:rsid="00137e7b" officeooo:paragraph-rsid="00137e7b"/>
    </style:style>
    <style:style style:name="P3" style:family="paragraph" style:parent-style-name="Standard" style:list-style-name="L1">
      <style:text-properties officeooo:rsid="0013f217" officeooo:paragraph-rsid="0013f217"/>
    </style:style>
    <style:style style:name="P4" style:family="paragraph" style:parent-style-name="Standard" style:list-style-name="L1">
      <style:text-properties officeooo:rsid="00153ab5" officeooo:paragraph-rsid="00153ab5"/>
    </style:style>
    <style:style style:name="P5" style:family="paragraph" style:parent-style-name="Standard" style:list-style-name="L1">
      <style:text-properties officeooo:rsid="00172890" officeooo:paragraph-rsid="00172890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buary 21<text:span text:style-name="T1">st</text:span>, 2023</text:p>
      <text:p text:style-name="P2">KitKat Dambeck</text:p>
      <text:p text:style-name="P2">Expository Writing</text:p>
      <text:p text:style-name="P2">Second Essay Prep</text:p>
      <text:p text:style-name="P2"/>
      <text:list xml:id="list2721347075" text:style-name="L1">
        <text:list-item>
          <text:p text:style-name="P1">Prompt.</text:p>
          <text:list>
            <text:list-item>
              <text:p text:style-name="P1">How does Fredrickson’s concepts about “love” serve as a lens through which to reconsider Johnson’s argument regarding “patterns” and Noë’s discussion about “tribal”?</text:p>
            </text:list-item>
          </text:list>
        </text:list-item>
        <text:list-item>
          <text:p text:style-name="P4">Also see page in art bible.</text:p>
        </text:list-item>
        <text:list-item>
          <text:p text:style-name="P1">Advice.</text:p>
          <text:list>
            <text:list-item>
              <text:p text:style-name="P1">Put “love” and other vocab in quotes to indicate using it an an authors way. </text:p>
            </text:list-item>
          </text:list>
        </text:list-item>
        <text:list-item>
          <text:p text:style-name="P1">Leg work.</text:p>
          <text:list>
            <text:list-item>
              <text:p text:style-name="P1">What the actual fuck does Fredickson think love is?</text:p>
            </text:list-item>
            <text:list-item>
              <text:p text:style-name="P3">What is a lens?</text:p>
              <text:list>
                <text:list-item>
                  <text:p text:style-name="P3">A point of view or perspective. </text:p>
                </text:list-item>
                <text:list-item>
                  <text:p text:style-name="P3">An argument.</text:p>
                  <text:list>
                    <text:list-item>
                      <text:p text:style-name="P3">My arguemnt will be composed of some part of Fredrickson’s.</text:p>
                    </text:list-item>
                  </text:list>
                </text:list-item>
              </text:list>
            </text:list-item>
            <text:list-item>
              <text:p text:style-name="P5">Look up “soul for real” (a pop song, might get me brownie points lol)</text:p>
            </text:list-item>
          </text:list>
        </text:list-item>
        <text:list-item>
          <text:p text:style-name="P1">Leads.</text:p>
          <text:list>
            <text:list-item>
              <text:p text:style-name="P1">Tribe as love, as connection. Cities and gay village as connection. Love as desire for the idol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8:10:38.206732460</meta:creation-date>
    <dc:date>2023-02-21T18:40:57.891990329</dc:date>
    <meta:editing-duration>PT30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35" meta:character-count="728" meta:non-whitespace-character-count="622"/>
  </office:meta>
</office:document-meta>
</file>